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style>
    <style:style style:name="P2" style:family="paragraph" style:parent-style-name="Heading_20_2">
      <style:paragraph-properties fo:line-height="150%"/>
      <style:text-properties style:font-name="Liberation Sans" fo:font-size="12pt"/>
    </style:style>
    <style:style style:name="P3" style:family="paragraph" style:parent-style-name="Text_20_body">
      <style:paragraph-properties fo:margin-top="0cm" fo:margin-bottom="0cm" loext:contextual-spacing="false" fo:line-height="150%" fo:text-align="justify" style:justify-single-word="false"/>
    </style:style>
    <style:style style:name="P4"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5" style:family="paragraph" style:parent-style-name="Text_20_body">
      <style:paragraph-properties fo:margin-top="0cm" fo:margin-bottom="0cm" loext:contextual-spacing="false" fo:line-height="150%" fo:text-align="start" style:justify-single-word="false" fo:break-before="page"/>
    </style:style>
    <style:style style:name="P6" style:family="paragraph" style:parent-style-name="Text_20_body">
      <style:paragraph-properties fo:margin-top="0.42cm" fo:margin-bottom="0.499cm" loext:contextual-spacing="false" fo:line-height="100%" fo:break-before="page" fo:keep-with-next="always"/>
      <style:text-properties style:font-name="Albany1" fo:font-size="16pt" fo:font-weight="bold"/>
    </style:style>
    <style:style style:name="P7" style:family="paragraph" style:parent-style-name="Text_20_body">
      <style:paragraph-properties fo:margin-left="0.499cm" fo:margin-right="0cm" fo:margin-top="0cm" fo:margin-bottom="0cm" loext:contextual-spacing="false" fo:line-height="100%" fo:text-indent="0cm" style:auto-text-indent="false"/>
    </style:style>
    <style:style style:name="P8" style:family="paragraph" style:parent-style-name="Heading_20_2" style:master-page-name="HTML">
      <style:paragraph-properties fo:line-height="150%" style:page-number="auto"/>
    </style:style>
    <style:style style:name="T1" style:family="text">
      <style:text-properties style:font-name="Liberation Sans" fo:font-size="12pt"/>
    </style:style>
    <style:style style:name="T2" style:family="text">
      <style:text-properties style:font-name="Liberation Sans" fo:font-size="12pt" fo:font-weight="bold"/>
    </style:style>
    <style:style style:name="T3" style:family="text">
      <style:text-properties style:font-name="Liberation Sans" fo:font-size="12pt" fo:font-weight="normal"/>
    </style:style>
    <style:style style:name="T4" style:family="text">
      <style:text-properties fo:font-variant="normal" fo:text-transform="none"/>
    </style:style>
    <style:style style:name="T5" style:family="text">
      <style:text-properties fo:font-variant="normal" fo:text-transform="none" style:font-name="Liberation Sans" fo:font-size="12pt" fo:font-style="normal" fo:font-weight="normal"/>
    </style:style>
    <style:style style:name="T6" style:family="text">
      <style:text-properties fo:color="#000000"/>
    </style:style>
    <style:style style:name="T7" style:family="text">
      <style:text-properties fo:color="#000000" style:font-name="Liberation Sans" fo:font-size="12pt" fo:font-weight="normal"/>
    </style:style>
    <style:style style:name="T8" style:family="text">
      <style:text-properties fo:color="#000099" style:text-line-through-style="none" style:text-line-through-type="none" style:font-name="Liberation Sans" fo:font-size="12pt" style:text-underline-style="none" fo:font-weight="bold" style:text-blinking="false"/>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h text:style-name="P8" text:outline-level="2"><text:bookmark-start text:name="__RefHeading___Toc2946_1522826305"/><text:span text:style-name="T1">#273</text:span><text:bookmark-end text:name="__RefHeading___Toc2946_1522826305"/></text:h>
        <text:p text:style-name="P3"/>
        <text:p text:style-name="P4">Enquanto Mateus nos apresenta a glória oficial do Messias, e Marcos a missão e serviço dAquele que "andou fazendo o bem"... Lucas nos apresenta o que Ele é como o Filho do Home.</text:p>
        <text:p text:style-name="P3"/>
        <text:h text:style-name="P1" text:outline-level="2"><text:bookmark-start text:name="__RefHeading___Toc2948_1522826305"/><text:a xlink:type="simple" xlink:href="http://bibliaonline.com.br/acf/cl/1/1-17" text:style-name="Internet_20_link" text:visited-style-name="Visited_20_Internet_20_Link"><text:span text:style-name="T1">COLOSSENSES 1 Vers. 1-17</text:span></text:a><text:bookmark-end text:name="__RefHeading___Toc2948_1522826305"/></text:h>
        <text:p text:style-name="P3"/>
        <text:p text:style-name="P3"><text:span text:style-name="T1">Nossas últimas três Epístolas estiveram dando sérios avisos dos perigos que nos cercam. Paulo, em Colossenses, levanta nossos olhos e pensamentos para nossa Cabeça, o Senhor Jesus Cristo no céu... nosso destino. Mas ainda não chegamos lá, pois Colossenses ainda nos vê como estando na Terra. Colossenses também traz os seus avisos. O legalismo (criar regras para nossa vida) </text:span><text:a xlink:type="simple" xlink:href="http://bibliaonline.com.br/acf/cl/2/20-21" text:style-name="Internet_20_link" text:visited-style-name="Visited_20_Internet_20_Link"><text:span text:style-name="T1">2:20-21</text:span></text:a><text:span text:style-name="T1">, é algo muito sutil, pois parece tão santo. Mas não está considerando que é só por graça que permanecemos em pé. Depois havia a celebração de dias especiais. E também a filosofia. Mas o assunto principal é Cristo, a Cabeça (no céu) do corpo (na Terra).</text:span></text:p>
        <text:p text:style-name="P3"/>
        <text:p text:style-name="P3"><text:a xlink:type="simple" xlink:href="http://bibliaonline.com.br/acf/cl/1/4-5" text:style-name="Internet_20_link" text:visited-style-name="Visited_20_Internet_20_Link"><text:span text:style-name="T1">Cl 1:4-5</text:span></text:a><text:span text:style-name="T1"> Vemos três grandes coisas, fé, amor e esperança. A fé EM Cristo Jesus; amor pelos outros; esperança da glória futura.</text:span></text:p>
        <text:p text:style-name="P3"/>
        <text:p text:style-name="P3"><text:a xlink:type="simple" xlink:href="http://bibliaonline.com.br/acf/cl/1/6" text:style-name="Internet_20_link" text:visited-style-name="Visited_20_Internet_20_Link"><text:span text:style-name="T1">Cl 1:6</text:span></text:a><text:span text:style-name="T1"> Tudo isso produziu fruto. Isto é, mudou vidas, e é isto o que a verdade faz em nós.</text:span></text:p>
        <text:p text:style-name="P3"/>
        <text:p text:style-name="P3"><text:a xlink:type="simple" xlink:href="http://bibliaonline.com.br/acf/cl/1/9-17" text:style-name="Internet_20_link" text:visited-style-name="Visited_20_Internet_20_Link"><text:span text:style-name="T1">Cl 1:9-17</text:span></text:a><text:span text:style-name="T1"> A oração de Paulo por eles. O Cristianismo não é algum tipo de pacote que recebemos uma vez, e havendo recebido, estamos resolvidos. Repare que as expressões - sejai cheios - andar dignamente diante do Senhor - agradando-Lhe em tudo - frutificando - crescendo - em toda a fortaleza - dando graças. Acaso poderia cada um de nós parar de ler neste momento e dizer "No ano que passou eu cresci para conhecer mais o Senhor?" Se não pudermos dizer isto, é porque Satanás colocou alguma coisa mais diante de nossos olhos. Estes versículos nos elevam a nossa gloriosa Cabeça, nosso Senhor Jesus Cristo.</text:span></text:p>
        <text:p text:style-name="P3"/>
        <text:h text:style-name="P2" text:outline-level="2"><text:bookmark-start text:name="__RefHeading___Toc2950_1522826305"/>#274<text:bookmark-end text:name="__RefHeading___Toc2950_1522826305"/></text:h>
        <text:p text:style-name="P3"/>
        <text:p text:style-name="P3"><text:soft-page-break/><text:span text:style-name="T1">O Senhor silenciou Satanás com um versículo das Escrituras. </text:span><text:a xlink:type="simple" xlink:href="http://bibliaonline.com.br/acf/mt/4/1-11" text:style-name="Internet_20_link" text:visited-style-name="Visited_20_Internet_20_Link"><text:span text:style-name="T1">Mt 4:1-11</text:span></text:a></text:p>
        <text:p text:style-name="P3"/>
        <text:h text:style-name="P1" text:outline-level="2"><text:bookmark-start text:name="__RefHeading___Toc2952_1522826305"/><text:a xlink:type="simple" xlink:href="http://bibliaonline.com.br/acf/cl/1/18-29" text:style-name="Internet_20_link" text:visited-style-name="Visited_20_Internet_20_Link"><text:span text:style-name="T1">COLOSSENSES 1, Vers. 18-29</text:span></text:a><text:bookmark-end text:name="__RefHeading___Toc2952_1522826305"/></text:h>
        <text:p text:style-name="P3"/>
        <text:p text:style-name="P3"><text:a xlink:type="simple" xlink:href="http://bibliaonline.com.br/acf/cl/1/18" text:style-name="Internet_20_link" text:visited-style-name="Visited_20_Internet_20_Link"><text:span text:style-name="T1">Cl 1:18</text:span></text:a><text:span text:style-name="T1"> A importância da assembléia (igreja) para Cristo. Reverentemente falando, o Senhor Jesus não está completo sem nós, pois somos o Seu corpo (</text:span><text:a xlink:type="simple" xlink:href="http://bibliaonline.com.br/acf/ef/1/23" text:style-name="Internet_20_link" text:visited-style-name="Visited_20_Internet_20_Link"><text:span text:style-name="T1">Ef 1:23</text:span></text:a><text:span text:style-name="T1">).</text:span></text:p>
        <text:p text:style-name="P3"/>
        <text:p text:style-name="P3"><text:a xlink:type="simple" xlink:href="http://bibliaonline.com.br/acf/cl/1/19" text:style-name="Internet_20_link" text:visited-style-name="Visited_20_Internet_20_Link"><text:span text:style-name="T1">Cl 1:19</text:span></text:a><text:span text:style-name="T1"> O corpo de Cristo, que foi maltratado, envergonhado e sofreu aqui na Terra, é a habitação do Pai, Filho e Espírito Santo para todo o sempre.</text:span></text:p>
        <text:p text:style-name="P3"/>
        <text:p text:style-name="P3"><text:a xlink:type="simple" xlink:href="http://bibliaonline.com.br/acf/cl/1/20" text:style-name="Internet_20_link" text:visited-style-name="Visited_20_Internet_20_Link"><text:span text:style-name="T1">Cl 1:20</text:span></text:a><text:span text:style-name="T1"> A criação como um todo está para ser "reconciliada" (trazida de volta) a um paraíso (ou jardim de delícias), quando o Senhor Jesus vier em Sua glória. Evidentemente isto será no futuro.</text:span></text:p>
        <text:p text:style-name="P3"/>
        <text:p text:style-name="P3"><text:a xlink:type="simple" xlink:href="http://bibliaonline.com.br/acf/cl/1/21" text:style-name="Internet_20_link" text:visited-style-name="Visited_20_Internet_20_Link"><text:span text:style-name="T1">Cl 1:21</text:span></text:a><text:span text:style-name="T1"> Mas isto é presente. Nós crentes já fomos levados de volta a Deus e permanecemos diante dEle em toda a perfeição do próprio Cristo.</text:span></text:p>
        <text:p text:style-name="P3"/>
        <text:p text:style-name="P3"><text:a xlink:type="simple" xlink:href="http://bibliaonline.com.br/acf/cl/1/23" text:style-name="Internet_20_link" text:visited-style-name="Visited_20_Internet_20_Link"><text:span text:style-name="T1">Cl 1:23</text:span></text:a><text:span text:style-name="T1"> Repare o "se". Os Colossenses estavam em uma rota perigosa. Estavam se desviando e acrescentando filosofia e tradições ao Cristianismo. Não confunda isto com o pensamento de que qualquer um poderia se perder depois de ter sido salvo, pois isto é impossível. Mas existe o lado de nossa responsabilidade. Paulo não queria embalá-los em um sono que os fizesse pensar que eles poderiam seguir como bem quisessem. Muitos que dizem ser Cristãos, mais tarde se revelaram os piores inimigos de Cristo. "Saíram de nós, mas não eram de nós". 1 Jo </text:span><text:a xlink:type="simple" xlink:href="http://bibliaonline.com.br/acf/1jo/2/19" text:style-name="Internet_20_link" text:visited-style-name="Visited_20_Internet_20_Link"><text:span text:style-name="T1">2:19</text:span></text:a><text:span text:style-name="T1">.</text:span></text:p>
        <text:p text:style-name="P3"/>
        <text:p text:style-name="P3"><text:a xlink:type="simple" xlink:href="http://bibliaonline.com.br/acf/cl/1/24-29" text:style-name="Internet_20_link" text:visited-style-name="Visited_20_Internet_20_Link"><text:span text:style-name="T1">Cl 1:24-29</text:span></text:a><text:span text:style-name="T1"> Ele diz que era ele o servo de Deus a lhes falar do "mistério" ou segredo. Este "mistério" é que os Judeus e Gentios são agora um em Cristo.</text:span></text:p>
        <text:p text:style-name="P3"/>
        <text:h text:style-name="P2" text:outline-level="2"><text:bookmark-start text:name="__RefHeading___Toc2954_1522826305"/>#275<text:bookmark-end text:name="__RefHeading___Toc2954_1522826305"/></text:h>
        <text:p text:style-name="P3"/>
        <text:p text:style-name="P4">Em minha vida, somente aquilo que foi produzido pela Palavra deve ser preservado.</text:p>
        <text:p text:style-name="P3"/>
        <text:h text:style-name="P1" text:outline-level="2"><text:bookmark-start text:name="__RefHeading___Toc2956_1522826305"/><text:soft-page-break/><text:a xlink:type="simple" xlink:href="http://bibliaonline.com.br/acf/cl/2" text:style-name="Internet_20_link" text:visited-style-name="Visited_20_Internet_20_Link"><text:span text:style-name="T1">COLOSSENSES 2</text:span></text:a><text:bookmark-end text:name="__RefHeading___Toc2956_1522826305"/></text:h>
        <text:p text:style-name="P3"/>
        <text:p text:style-name="P3"><text:a xlink:type="simple" xlink:href="http://bibliaonline.com.br/acf/cl/2/1-3" text:style-name="Internet_20_link" text:visited-style-name="Visited_20_Internet_20_Link"><text:span text:style-name="T1">Cl 2:1-3</text:span></text:a><text:span text:style-name="T1"> Aqueles que falam a verdade de Deus geralmente são os que Satanás mais ataca. A Paulo Deus havia entregue o grande mistério de que Cristo e a assembléia (igreja) são um. Paulo tinha um grande conflito (lutas) com Satanás por levar a mensagem da verdade de Deus. Paulo ansiava que todos os crentes pudessem estar unidos em amor. Isto é, como Cristo que nos une a todos em um. Mas o Espírito de Deus é entristecido quando vê os crentes separados e espalhados em muitas denominações.</text:span></text:p>
        <text:p text:style-name="P3"/>
        <text:p text:style-name="P3"><text:a xlink:type="simple" xlink:href="http://bibliaonline.com.br/acf/cl/2/3" text:style-name="Internet_20_link" text:visited-style-name="Visited_20_Internet_20_Link"><text:span text:style-name="T1">Cl 2:3</text:span></text:a><text:span text:style-name="T1"> Neste "mistério" estão ocultos todos os tesouros da sabedoria e da ciência!</text:span></text:p>
        <text:p text:style-name="P3"/>
        <text:p text:style-name="P3"><text:a xlink:type="simple" xlink:href="http://bibliaonline.com.br/acf/cl/2/4,8,16,18,23" text:style-name="Internet_20_link" text:visited-style-name="Visited_20_Internet_20_Link"><text:span text:style-name="T1">Cl 2:4, 8, 16, 18, 23</text:span></text:a><text:span text:style-name="T1"> Eles estavam dando ouvidos a palestrantes educados que conseguiria desviá-los de Cristo. Adorar sua própria vontade (20-23) parecia ser algo tão bom para o intelecto, mas na verdade não trazia ganho algum.</text:span></text:p>
        <text:p text:style-name="P3"/>
        <text:p text:style-name="P3"><text:a xlink:type="simple" xlink:href="http://bibliaonline.com.br/acf/cl/2/6,7,9,15,17" text:style-name="Internet_20_link" text:visited-style-name="Visited_20_Internet_20_Link"><text:span text:style-name="T1">Cl 2:6, 7, 9, 15, 17</text:span></text:a><text:span text:style-name="T1"> Ele os leva de volta, vez após outra, a Cristo e Sua morte. Deveria haver homens que estariam dizendo que se um punhado de pescadores ignorantes podiam fazer tão grandes coisas por sua pregação, o que poderíamos nós fazer com nosso grande conhecimento! Paulo está mostrando que isto só poderia roubar de Cristo um pouco de Sua glória e roubá-los de seu gozo.</text:span></text:p>
        <text:p text:style-name="P3"/>
        <text:h text:style-name="P2" text:outline-level="2"><text:bookmark-start text:name="__RefHeading___Toc2958_1522826305"/>#276<text:bookmark-end text:name="__RefHeading___Toc2958_1522826305"/></text:h>
        <text:p text:style-name="P3"/>
        <text:p text:style-name="P4">A Palavra de Deus é a base da revelação do pensamento de Deus.</text:p>
        <text:p text:style-name="P3"/>
        <text:h text:style-name="P1" text:outline-level="2"><text:bookmark-start text:name="__RefHeading___Toc2960_1522826305"/><text:a xlink:type="simple" xlink:href="http://bibliaonline.com.br/acf/cl/3" text:style-name="Internet_20_link" text:visited-style-name="Visited_20_Internet_20_Link"><text:span text:style-name="T1">COLOSSENSES 3</text:span></text:a><text:bookmark-end text:name="__RefHeading___Toc2960_1522826305"/></text:h>
        <text:p text:style-name="P3"/>
        <text:p text:style-name="P3"><text:a xlink:type="simple" xlink:href="http://bibliaonline.com.br/acf/cl/3/1-17" text:style-name="Internet_20_link" text:visited-style-name="Visited_20_Internet_20_Link"><text:span text:style-name="T1">Cl 3:1-17</text:span></text:a><text:span text:style-name="T1"> Ele se desvia da inteligência humana e os leva de volta à verdade. Devemos voltar nossos olhos e nossos pensamentos em direção ao céu. Ele lhes faz lembrar (e a nós também) que estavam mortos (com Cristo) e que a vida deles agora está escondida com Cristo em Deus. Sem misturar... ou é um ou é o outro que vai tomar nossa atenção. Se entendermos que estamos mortos então haverá o mundo exercerá pouca atração em nós.</text:span></text:p>
        <text:p text:style-name="P3"><text:soft-page-break/></text:p>
        <text:p text:style-name="P3"><text:a xlink:type="simple" xlink:href="http://bibliaonline.com.br/acf/cl/3/4" text:style-name="Internet_20_link" text:visited-style-name="Visited_20_Internet_20_Link"><text:span text:style-name="T1">Cl 3:4</text:span></text:a><text:span text:style-name="T1"> Paulo sempre iria nos guiar a Cristo e à Sua vinda.</text:span></text:p>
        <text:p text:style-name="P3"/>
        <text:p text:style-name="P3"><text:a xlink:type="simple" xlink:href="http://bibliaonline.com.br/acf/cl/3/5" text:style-name="Internet_20_link" text:visited-style-name="Visited_20_Internet_20_Link"><text:span text:style-name="T1">Cl 3:5</text:span></text:a><text:span text:style-name="T1"> Eles (e nós) precisavam ser lembrados de considerar todas essas coisas como mortas.</text:span></text:p>
        <text:p text:style-name="P3"/>
        <text:p text:style-name="P3"><text:a xlink:type="simple" xlink:href="http://bibliaonline.com.br/acf/cl/3/8" text:style-name="Internet_20_link" text:visited-style-name="Visited_20_Internet_20_Link"><text:span text:style-name="T1">Cl 3:8</text:span></text:a><text:span text:style-name="T1"> Se concordamos que as coisas do </text:span><text:a xlink:type="simple" xlink:href="https://www.bibliaonline.com.br/acf/cl/3/5" text:style-name="Internet_20_link" text:visited-style-name="Visited_20_Internet_20_Link"><text:span text:style-name="T1">versículo 5</text:span></text:a><text:span text:style-name="T1"> não deveriam fazer parte de nossa vida, o que pensar das coisas deste versículo? Elas também pertencem à velha vida, e Deus diz que esta está morta.</text:span></text:p>
        <text:p text:style-name="P3"/>
        <text:p text:style-name="P3"><text:a xlink:type="simple" xlink:href="http://bibliaonline.com.br/acf/cl/3/18-25" text:style-name="Internet_20_link" text:visited-style-name="Visited_20_Internet_20_Link"><text:span text:style-name="T1">Cl 3:18-25</text:span></text:a><text:span text:style-name="T1"> Instruções particulares para diferentes classes de pessoas. O </text:span><text:a xlink:type="simple" xlink:href="https://www.bibliaonline.com.br/acf/cl/4/1" text:style-name="Internet_20_link" text:visited-style-name="Visited_20_Internet_20_Link"><text:span text:style-name="T1">primeiro</text:span></text:a><text:span text:style-name="T1"> versículo do próximo capítulo liga-se ao final deste.</text:span></text:p>
        <text:p text:style-name="P3"/>
        <text:h text:style-name="P2" text:outline-level="2"><text:bookmark-start text:name="__RefHeading___Toc2962_1522826305"/>#277<text:bookmark-end text:name="__RefHeading___Toc2962_1522826305"/></text:h>
        <text:p text:style-name="P3"/>
        <text:p text:style-name="P4">Ele que é o Único que conhece o caminho da sabedoria fez das Escrituras sua habitação.</text:p>
        <text:p text:style-name="P3"/>
        <text:h text:style-name="P1" text:outline-level="2"><text:bookmark-start text:name="__RefHeading___Toc2964_1522826305"/><text:a xlink:type="simple" xlink:href="http://bibliaonline.com.br/acf/cl/4" text:style-name="Internet_20_link" text:visited-style-name="Visited_20_Internet_20_Link"><text:span text:style-name="T1">COLOSSENSES 4</text:span></text:a><text:bookmark-end text:name="__RefHeading___Toc2964_1522826305"/></text:h>
        <text:p text:style-name="P3"/>
        <text:p text:style-name="P3"><text:a xlink:type="simple" xlink:href="http://bibliaonline.com.br/acf/cl/4/2" text:style-name="Internet_20_link" text:visited-style-name="Visited_20_Internet_20_Link"><text:span text:style-name="T1">Cl 4:2</text:span></text:a><text:span text:style-name="T1"> Todas as coisas maravilhosas que temos ouvido acerca de nossa posição não estariam completas sem este versículo: "Perseverai em oração", e vigiai.</text:span></text:p>
        <text:p text:style-name="P3"/>
        <text:p text:style-name="P3"><text:a xlink:type="simple" xlink:href="http://bibliaonline.com.br/acf/cl/4/7-8" text:style-name="Internet_20_link" text:visited-style-name="Visited_20_Internet_20_Link"><text:span text:style-name="T1">Cl 4:7-8</text:span></text:a><text:span text:style-name="T1"> Paulo sempre gostou de ouvir de como eles estavam indo, mas ele sabia que eles também queriam saber como ele estava. Este amor de uns para com os outros é o Cristianismo em sua totalidade. Poderia haver algo mais doce entre os crentes?</text:span></text:p>
        <text:p text:style-name="P3"/>
        <text:p text:style-name="P3"><text:a xlink:type="simple" xlink:href="http://bibliaonline.com.br/acf/cl/4/9-11" text:style-name="Internet_20_link" text:visited-style-name="Visited_20_Internet_20_Link"><text:span text:style-name="T1">Cl 4:9-11</text:span></text:a><text:span text:style-name="T1"> Repare como ele se limita a fazer breves comentários sobre estes seguidores. Será que teríamos permanecido com o apóstolo Paulo se tivéssemos estado com ele na sua época? Hoje é nossa época de permanecermos com o Senhor. Logo Ele virá, e o dia da fé estará terminado. Trata-se da maravilhosa sabedoria de Deus que ocultou a verdade do Novo Testamento sob a superfície do Antigo Testamento. A senda do progresso, ou os passos desde o princípio, seguem para o glorioso futuro celestial. Tudo é absolutamente necessário. A verdade do Cristianismo é aprendida no Novo </text:span><text:soft-page-break/><text:span text:style-name="T1">Testamento, mas o Antigo Testamento é como uma série de figuras que ilustram o Novo. É por isso que alternamos entre um e outro.</text:span></text:p>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 style:font-family-complex="Free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7:48:09.511802966</dc:date>
    <meta:creation-date>2018-06-11T22:51:04.642681485</meta:creation-date>
    <meta:generator>LibreOffice/6.0.7.3$Linux_X86_64 LibreOffice_project/00m0$Build-3</meta:generator>
    <meta:editing-duration>PT50S</meta:editing-duration>
    <meta:editing-cycles>1</meta:editing-cycles>
    <meta:document-statistic meta:table-count="0" meta:image-count="0" meta:object-count="0" meta:page-count="5" meta:paragraph-count="37" meta:word-count="1159" meta:character-count="6562" meta:non-whitespace-character-count="5440"/>
  </office:meta>
</office:document-meta>
</file>